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1.641cm" style:use-optimal-column-width="false"/>
    </style:style>
    <style:style style:name="co2" style:family="table-column">
      <style:table-column-properties style:column-width="6.2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29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cm" svg:height="2.1cm" svg:x="4.5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8cm" svg:height="2.4cm" svg:x="3.6cm" svg:y="4.4cm">
          <text:p text:style-name="P1">Attendance ← PUT</text:p>
          <text:p text:style-name="P1">“Please enter</text:p>
          <text:p text:style-name="P1">Your attendance in %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8cm" svg:height="2.8cm" svg:x="3.6cm" svg:y="8.2cm">
          <text:p text:style-name="P1">GIVE Attendanc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7cm" svg:height="2.4cm" svg:x="5.8cm" svg:y="11.7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7.5cm" svg:height="2.3cm" svg:x="10.2cm" svg:y="12.4cm">
          <text:p text:style-name="P1">PUT “Your attendance</text:p>
          <text:p text:style-name="P1">Is” + Attendance + “Keep up</text:p>
          <text:p text:style-name="P1">The good work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5cm" svg:height="2.3cm" svg:x="3.5cm" svg:y="16.8cm">
          <text:p text:style-name="P1">PUT “Your attendance</text:p>
          <text:p text:style-name="P1">Is only” + Attendance + “You must</text:p>
          <text:p text:style-name="P1">Improve your attendance!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3cm" svg:height="2.1cm" svg:x="4.8cm" svg:y="22.8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2cm" svg:y1="3.3cm" svg:x2="7.2cm" svg:y2="4.6cm">
          <text:p/>
        </draw:line>
        <draw:line draw:style-name="gr2" draw:text-style-name="P1" draw:layer="layout" svg:x1="7.1cm" svg:y1="6.8cm" svg:x2="7.1cm" svg:y2="8.4cm">
          <text:p/>
        </draw:line>
        <draw:line draw:style-name="gr2" draw:text-style-name="P1" draw:layer="layout" svg:x1="7.2cm" svg:y1="11cm" svg:x2="7.2cm" svg:y2="12cm">
          <text:p/>
        </draw:line>
        <draw:line draw:style-name="gr2" draw:text-style-name="P1" draw:layer="layout" svg:x1="8.4cm" svg:y1="12.8cm" svg:x2="10.9cm" svg:y2="12.8cm">
          <text:p/>
        </draw:line>
        <draw:line draw:style-name="gr2" draw:text-style-name="P1" draw:layer="layout" svg:x1="7.2cm" svg:y1="14.1cm" svg:x2="7.2cm" svg:y2="16.9cm">
          <text:p/>
        </draw:line>
        <draw:line draw:style-name="gr2" draw:text-style-name="P1" draw:layer="layout" svg:x1="7.3cm" svg:y1="19.2cm" svg:x2="7.4cm" svg:y2="22.9cm">
          <text:p/>
        </draw:line>
        <draw:line draw:style-name="gr2" draw:text-style-name="P1" draw:layer="layout" svg:x1="14cm" svg:y1="14.7cm" svg:x2="9.2cm" svg:y2="23cm">
          <text:p/>
        </draw:line>
        <draw:frame draw:style-name="standard" draw:layer="layout" svg:width="7.85cm" svg:height="1.943cm" svg:x="12.029cm" svg:y="2.3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Key</text:p>
              </table:table-cell>
              <table:covered-table-cell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If Attendance =&gt;85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0T09:25:39.388000000</meta:creation-date>
    <dc:date>2014-10-10T09:32:17.760000000</dc:date>
    <meta:editing-duration>PT1M28S</meta:editing-duration>
    <meta:editing-cycles>2</meta:editing-cycles>
    <meta:generator>LibreOffice/4.2.5.2$Windows_x86 LibreOffice_project/61cb170a04bb1f12e77c884eab9192be736ec5f5</meta:generator>
    <meta:document-statistic meta:object-count="15"/>
  </office:meta>
</office:document-meta>
</file>